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background-color="#FF0000" fo:language="en" fo:country="US"/>
    </style:style>
    <style:style style:name="T3" style:parent-style-name="Policepardéfaut" style:family="text">
      <style:text-properties fo:language="en" fo:country="US"/>
    </style:style>
    <style:style style:name="P4" style:parent-style-name="Normal" style:family="paragraph">
      <style:paragraph-properties fo:text-indent="0.4916in"/>
    </style:style>
    <style:style style:name="T5" style:parent-style-name="Policepardéfaut" style:family="text">
      <style:text-properties fo:language="en" fo:country="US"/>
    </style:style>
    <style:style style:name="T6" style:parent-style-name="Policepardéfaut" style:family="text">
      <style:text-properties fo:background-color="#FFFF00" fo:language="en" fo:country="US"/>
    </style:style>
    <style:style style:name="T7" style:parent-style-name="Policepardéfaut" style:family="text">
      <style:text-properties fo:background-color="#FF0000" fo:language="en" fo:country="US"/>
    </style:style>
    <style:style style:name="T8" style:parent-style-name="Policepardéfaut" style:family="text">
      <style:text-properties fo:language="en" fo:country="US"/>
    </style:style>
    <style:style style:name="T9" style:parent-style-name="Policepardéfaut" style:family="text">
      <style:text-properties fo:language="en" fo:country="US"/>
    </style:style>
    <style:style style:name="T10" style:parent-style-name="Policepardéfaut" style:family="text">
      <style:text-properties fo:background-color="#FFFF00" fo:language="en" fo:country="US"/>
    </style:style>
    <style:style style:name="T11" style:parent-style-name="Policepardéfaut" style:family="text">
      <style:text-properties fo:background-color="#FF0000" fo:language="en" fo:country="US"/>
    </style:style>
    <style:style style:name="T12" style:parent-style-name="Policepardéfaut" style:family="text">
      <style:text-properties fo:language="en" fo:country="US"/>
    </style:style>
    <style:style style:name="T13" style:parent-style-name="Policepardéfaut" style:family="text">
      <style:text-properties fo:language="en" fo:country="US"/>
    </style:style>
    <style:style style:name="T14" style:parent-style-name="Policepardéfaut" style:family="text">
      <style:text-properties fo:background-color="#00FFFF" fo:language="en" fo:country="US"/>
    </style:style>
    <style:style style:name="T15" style:parent-style-name="Policepardéfaut" style:family="text">
      <style:text-properties fo:language="en" fo:country="US"/>
    </style:style>
    <style:style style:name="T16" style:parent-style-name="Policepardéfaut" style:family="text">
      <style:text-properties fo:background-color="#00FFFF" fo:language="en" fo:country="US"/>
    </style:style>
    <style:style style:name="T17" style:parent-style-name="Policepardéfaut" style:family="text">
      <style:text-properties fo:language="en" fo:country="US"/>
    </style:style>
    <style:style style:name="T18" style:parent-style-name="Policepardéfaut" style:family="text">
      <style:text-properties fo:background-color="#FFFF00"/>
    </style:style>
    <style:style style:name="T19" style:parent-style-name="Policepardéfaut" style:family="text">
      <style:text-properties fo:background-color="#00FFFF"/>
    </style:style>
    <style:style style:name="T20" style:parent-style-name="Policepardéfaut" style:family="text">
      <style:text-properties fo:background-color="#00FFFF"/>
    </style:style>
    <style:style style:name="T21" style:parent-style-name="Policepardéfaut" style:family="text">
      <style:text-properties fo:language="en" fo:country="US"/>
    </style:style>
    <style:style style:name="T22" style:parent-style-name="Policepardéfaut" style:family="text">
      <style:text-properties fo:background-color="#FFFF00" fo:language="en" fo:country="US"/>
    </style:style>
    <style:style style:name="T23" style:parent-style-name="Policepardéfaut" style:family="text">
      <style:text-properties fo:language="en" fo:country="US"/>
    </style:style>
    <style:style style:name="T24" style:parent-style-name="Policepardéfaut" style:family="text">
      <style:text-properties fo:language="en" fo:country="US"/>
    </style:style>
    <style:style style:name="T25" style:parent-style-name="Policepardéfaut" style:family="text">
      <style:text-properties fo:background-color="#00FFFF" fo:language="en" fo:country="US"/>
    </style:style>
    <style:style style:name="T26" style:parent-style-name="Policepardéfaut" style:family="text">
      <style:text-properties fo:language="en" fo:country="US"/>
    </style:style>
    <style:style style:name="T27" style:parent-style-name="Policepardéfaut" style:family="text">
      <style:text-properties fo:background-color="#00FFFF" fo:language="en" fo:country="US"/>
    </style:style>
    <style:style style:name="T28" style:parent-style-name="Policepardéfaut" style:family="text">
      <style:text-properties fo:language="en" fo:country="US"/>
    </style:style>
    <style:style style:name="T29" style:parent-style-name="Policepardéfaut" style:family="text">
      <style:text-properties fo:background-color="#FFFF00"/>
    </style:style>
    <style:style style:name="T30" style:parent-style-name="Policepardéfaut" style:family="text">
      <style:text-properties fo:background-color="#00FFFF"/>
    </style:style>
    <style:style style:name="T31" style:parent-style-name="Policepardéfaut" style:family="text">
      <style:text-properties fo:background-color="#00FFFF"/>
    </style:style>
    <style:style style:name="T32" style:parent-style-name="Policepardéfaut" style:family="text">
      <style:text-properties fo:language="en" fo:country="US"/>
    </style:style>
  </office:automatic-styles>
  <office:body>
    <office:text text:use-soft-page-breaks="true">
      <text:p text:style-name="P1"><text:span text:style-name="T2">Host</text:span><text:span text:style-name="T3">(id, code, name, notes)</text:span></text:p>
      <text:p text:style-name="P4"><text:span text:style-name="T5">Clé primaire :<text:s/></text:span><text:span text:style-name="T6">id</text:span></text:p>
      <text:p text:style-name="Normal"><text:span text:style-name="T7">Customer</text:span><text:span text:style-name="T8">(id, code, name, notes)</text:span></text:p>
      <text:p text:style-name="Normal"><text:span text:style-name="T9">Clé primaire :<text:s/></text:span><text:span text:style-name="T10">id</text:span></text:p>
      <text:p text:style-name="Normal"><text:span text:style-name="T11">Contact</text:span><text:span text:style-name="T12">(id, email, phoneNumber, role</text:span><text:span text:style-name="T13">,<text:s/></text:span><text:span text:style-name="T14">hostId</text:span><text:span text:style-name="T15">,<text:s/></text:span><text:span text:style-name="T16">customerId</text:span><text:span text:style-name="T17">)</text:span></text:p>
      <text:p text:style-name="Normal">Clé primaire :<text:s/><text:span text:style-name="T18">id</text:span></text:p>
      <text:p text:style-name="Normal">Clé étrangère :<text:s/><text:tab/>-<text:span text:style-name="T19">hostId</text:span><text:s/>en reference à la clé primaire id de la relation Host</text:p>
      <text:p text:style-name="Normal"><text:tab/><text:tab/>-<text:s/><text:span text:style-name="T20">customerId</text:span><text:s/>en reference à la clé primaire de la relation Customer</text:p>
      <text:p text:style-name="Normal"><text:span text:style-name="T21">Project (</text:span><text:span text:style-name="T22">id</text:span><text:span text:style-name="T23">, name, code, l</text:span><text:span text:style-name="T24">astPassFolder, linkMockUps, managedServer, notes,<text:s/></text:span><text:span text:style-name="T25">hostId</text:span><text:span text:style-name="T26">,<text:s/></text:span><text:span text:style-name="T27">customerId</text:span><text:span text:style-name="T28">)</text:span></text:p>
      <text:p text:style-name="Normal">Clé primaire :<text:s/><text:span text:style-name="T29">id</text:span></text:p>
      <text:p text:style-name="Normal">Clé étrangère :<text:s/><text:s/>-<text:s/><text:span text:style-name="T30">hostId</text:span><text:s/>en reference à la clé primaire id de la relation Host</text:p>
      <text:p text:style-name="Normal"><text:tab/><text:tab/>-<text:s/><text:span text:style-name="T31">customerId</text:span><text:s/>en reference à la clé primaire de la relation Customer</text:p>
      <text:p text:style-name="Normal"/>
      <text:p text:style-name="Normal"><text:span text:style-name="T32">environmen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ki Max</meta:initial-creator>
    <dc:creator>Antony GUILLIN</dc:creator>
    <meta:creation-date>2022-09-26T13:19:00Z</meta:creation-date>
    <dc:date>2022-09-26T13:41:00Z</dc:date>
    <meta:template xlink:href="Normal.dotm" xlink:type="simple"/>
    <meta:editing-cycles>4</meta:editing-cycles>
    <meta:editing-duration>PT540S</meta:editing-duration>
    <meta:document-statistic meta:page-count="1" meta:paragraph-count="1" meta:word-count="92" meta:character-count="597" meta:row-count="4" meta:non-whitespace-character-count="506"/>
  </office:meta>
</office:document-meta>
</file>